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2.1965in"/>
    </style:style>
    <style:style style:name="co3" style:family="table-column">
      <style:table-column-properties fo:break-before="auto" style:column-width="1.1154in"/>
    </style:style>
    <style:style style:name="co4" style:family="table-column">
      <style:table-column-properties fo:break-before="auto" style:column-width="0.8862in"/>
    </style:style>
    <style:style style:name="co5" style:family="table-column">
      <style:table-column-properties fo:break-before="auto" style:column-width="5.4571in"/>
    </style:style>
    <style:style style:name="co6" style:family="table-column">
      <style:table-column-properties fo:break-before="auto" style:column-width="0.8327in"/>
    </style:style>
    <style:style style:name="co7" style:family="table-column">
      <style:table-column-properties fo:break-before="auto" style:column-width="5.1555in"/>
    </style:style>
    <style:style style:name="co8" style:family="table-column">
      <style:table-column-properties fo:break-before="auto" style:column-width="5.3154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10WEEK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normal" style:font-size-asian="22pt" style:font-style-asian="normal" style:font-weight-asian="normal" style:font-name-complex="Calibri1" style:font-size-complex="22pt" style:font-style-complex="normal" style:font-weight-complex="normal"/>
    </style:style>
    <style:style style:name="ce3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ackground-color="#d7e4b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ce42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ackground-color="#ffdbb6" style:rotation-align="none"/>
    </style:style>
    <style:style style:name="ce14" style:family="table-cell" style:parent-style-name="Default">
      <style:table-cell-properties fo:background-color="#ffdbb6"/>
    </style:style>
    <style:style style:name="ce15" style:family="table-cell" style:parent-style-name="Default">
      <style:table-cell-properties fo:background-color="#ffdbb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d7e4bd" style:rotation-align="none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dbb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Excel_20_Built-in_20_Hyperlink" style:data-style-name="N0">
      <style:table-cell-properties fo:background-color="#ffdbb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 style:data-style-name="N100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3" style:family="table-cell" style:parent-style-name="Default" style:data-style-name="N100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33" office:value-type="string" calcext:value-type="string">
            <text:p>Important note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4" office:value-type="string" calcext:value-type="string" table:number-columns-spanned="9" table:number-rows-spanned="1">
            <text:p><text:a xlink:href="https://www.cisco.com/c/en/us/training-events/training-certifications/exams/current-list/devasc-200-901.html" xlink:type="simple">This study plan is designed to help candidates learn the material identified in the  Cisco Certified DevNet Associate exam.</text:a></text:p>
          </table:table-cell>
          <table:covered-table-cell table:number-columns-repeated="8" table:style-name="ce39"/>
          <table:table-cell table:number-columns-repeated="55"/>
        </table:table-row>
        <table:table-row table:style-name="ro2">
          <table:table-cell table:style-name="ce35"/>
          <table:table-cell table:number-columns-repeated="63"/>
        </table:table-row>
        <table:table-row table:style-name="ro2">
          <table:table-cell table:style-name="ce4" office:value-type="string" calcext:value-type="string" table:number-columns-spanned="9" table:number-rows-spanned="1">
            <text:p>This document includes a prescriptive, time-based study plan on the following tab.</text:p>
          </table:table-cell>
          <table:covered-table-cell table:number-columns-repeated="8" table:style-name="ce40"/>
          <table:table-cell table:number-columns-repeated="55"/>
        </table:table-row>
        <table:table-row table:style-name="ro2">
          <table:table-cell table:style-name="ce4" office:value-type="string" calcext:value-type="string" table:number-columns-spanned="9" table:number-rows-spanned="1">
            <text:p>The plan is 10 weeks long and requires 10-12 hours per week (may vary based on your learning pace).</text:p>
          </table:table-cell>
          <table:covered-table-cell table:number-columns-repeated="8" table:style-name="ce40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4" office:value-type="string" calcext:value-type="string" table:number-columns-spanned="9" table:number-rows-spanned="1">
            <text:p>There are three types of resources included in this study plan. I chose these resource providers to minimize total cost:</text:p>
          </table:table-cell>
          <table:covered-table-cell table:number-columns-repeated="8" table:style-name="ce40"/>
          <table:table-cell table:number-columns-repeated="55"/>
        </table:table-row>
        <table:table-row table:style-name="ro3">
          <table:table-cell/>
          <table:table-cell table:style-name="ce35" office:value-type="string" calcext:value-type="string">
            <text:p><text:a xlink:href="https://www.pluralsight.com/" xlink:type="simple">1. Pluralsight courses</text:a></text:p>
          </table:table-cell>
          <table:table-cell table:style-name="ce4" office:value-type="string" calcext:value-type="string" table:number-columns-spanned="7" table:number-rows-spanned="1">
            <text:p>Low-cost video training provider which is the foundation of this whole plan</text:p>
          </table:table-cell>
          <table:covered-table-cell table:number-columns-repeated="6" table:style-name="ce40"/>
          <table:table-cell table:number-columns-repeated="55"/>
        </table:table-row>
        <table:table-row table:style-name="ro3">
          <table:table-cell/>
          <table:table-cell table:style-name="ce35" office:value-type="string" calcext:value-type="string">
            <text:p><text:a xlink:href="https://developer.cisco.com/" xlink:type="simple">2. DevNet resources</text:a></text:p>
          </table:table-cell>
          <table:table-cell table:style-name="ce4" office:value-type="string" calcext:value-type="string" table:number-columns-spanned="7" table:number-rows-spanned="1">
            <text:p>Free access to learning labs (LL), sandboxes, forums, videos, etc.</text:p>
          </table:table-cell>
          <table:covered-table-cell table:number-columns-repeated="6" table:style-name="ce40"/>
          <table:table-cell table:number-columns-repeated="55"/>
        </table:table-row>
        <table:table-row table:style-name="ro2">
          <table:table-cell/>
          <table:table-cell office:value-type="string" calcext:value-type="string">
            <text:p>3. Other free content</text:p>
          </table:table-cell>
          <table:table-cell table:style-name="ce4" office:value-type="string" calcext:value-type="string" table:number-columns-spanned="7" table:number-rows-spanned="1">
            <text:p>Online challenges/tools, YouTube videos, electronic books, etc.</text:p>
          </table:table-cell>
          <table:covered-table-cell table:number-columns-repeated="6" table:style-name="ce40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4" office:value-type="string" calcext:value-type="string" table:number-columns-spanned="9" table:number-rows-spanned="1">
            <text:p>To use this plan, you'll only need to invest in a Pluralsight subscription. All other resources are free.</text:p>
          </table:table-cell>
          <table:covered-table-cell table:number-columns-repeated="8" table:style-name="ce40"/>
          <table:table-cell table:number-columns-repeated="55"/>
        </table:table-row>
        <table:table-row table:style-name="ro2">
          <table:table-cell table:style-name="ce37" office:value-type="string" calcext:value-type="string" table:number-columns-spanned="9" table:number-rows-spanned="1">
            <text:p>My personal contributions are highlighted in green (22% of total). Note that this study plan includes many other authors.</text:p>
          </table:table-cell>
          <table:covered-table-cell table:number-columns-repeated="8" table:style-name="ce40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3">
          <table:table-cell table:style-name="ce35" office:value-type="string" calcext:value-type="string" table:number-columns-spanned="9" table:number-rows-spanned="1">
            <text:p><text:a xlink:href="http://njrusmc.net/" xlink:type="simple">Please visit my website for more information about me and my other offerings. (http://njrusmc.net)</text:a></text:p>
          </table:table-cell>
          <table:covered-table-cell table:number-columns-repeated="8" table:style-name="ce40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38" office:value-type="string" calcext:value-type="string" table:number-columns-spanned="9" table:number-rows-spanned="1">
            <text:p>Copyright 2019 Nicholas Russo. Consumers may download and edit this document for personal use only.</text:p>
          </table:table-cell>
          <table:covered-table-cell table:number-columns-repeated="8" table:style-name="ce39"/>
          <table:table-cell table:number-columns-repeated="55"/>
        </table:table-row>
        <table:table-row table:style-name="ro2">
          <table:table-cell table:style-name="ce38" office:value-type="string" calcext:value-type="string" table:number-columns-spanned="9" table:number-rows-spanned="1">
            <text:p>Downloading and editing this document for redistribution is prohibited. All rights reserved.</text:p>
          </table:table-cell>
          <table:covered-table-cell table:number-columns-repeated="8" table:style-name="ce39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41" office:value-type="string" calcext:value-type="string">
            <text:p>Last Updated:</text:p>
          </table:table-cell>
          <table:table-cell table:style-name="ce42" office:value-type="date" office:date-value="2020-05-15" calcext:value-type="date">
            <text:p>15-May-20</text:p>
          </table:table-cell>
          <table:table-cell table:number-columns-repeated="61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0WEEK" table:style-name="ta2">
        <office:forms form:automatic-focus="false" form:apply-design-mode="false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2"/>
        <table:table-column table:style-name="co3" table:number-columns-repeated="59" table:default-cell-style-name="Default"/>
        <table:table-row table:style-name="ro2">
          <table:table-cell office:value-type="string" calcext:value-type="string">
            <text:p>Week</text:p>
          </table:table-cell>
          <table:table-cell table:style-name="ce12" office:value-type="string" calcext:value-type="string">
            <text:p>Topic</text:p>
          </table:table-cell>
          <table:table-cell table:style-name="ce12" office:value-type="string" calcext:value-type="string">
            <text:p>Hours</text:p>
          </table:table-cell>
          <table:table-cell table:style-name="ce12" office:value-type="string" calcext:value-type="string">
            <text:p>Recommended Resource</text:p>
          </table:table-cell>
          <table:table-cell table:style-name="ce20" office:value-type="string" calcext:value-type="string">
            <text:p>Blueprint topics addressed</text:p>
          </table:table-cell>
          <table:table-cell table:number-columns-repeated="5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nitial Skills Assessment</text:p>
          </table:table-cell>
          <table:table-cell table:style-name="ce15" office:value-type="float" office:value="0.25" calcext:value-type="float">
            <text:p>0.25</text:p>
          </table:table-cell>
          <table:table-cell table:style-name="ce18" office:value-type="string" calcext:value-type="string">
            <text:p><text:a xlink:href="https://app.pluralsight.com/score/skill-assessment/understanding-cisco-devnet-software-development-and-network-programmability-fundamentals/intro?context=skills#/preassessment" xlink:type="simple">Understanding DevNet/Net Prog</text:a></text:p>
          </table:table-cell>
          <table:table-cell table:style-name="ce21" office:value-type="string" calcext:value-type="string">
            <text:p>Subset of the blueprint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Python Fundamentals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<text:a xlink:href="https://www.pluralsight.com/courses/getting-started-python-core" xlink:type="simple">Getting Started: Python Core (Full Course)</text:a></text:p>
          </table:table-cell>
          <table:table-cell table:style-name="ce21" office:value-type="string" calcext:value-type="string">
            <text:p>None (Critical prerequisite skills)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Python skills check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practicepython.org/exercise/2014/02/26/04-divisors.html" xlink:type="simple">Divisors Challenge</text:a></text:p>
          </table:table-cell>
          <table:table-cell table:style-name="ce21" office:value-type="string" calcext:value-type="string">
            <text:p>None (Critical prerequisite skills)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Python skills check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practicepython.org/exercise/2014/03/12/06-string-lists.html" xlink:type="simple">String Lists Challenge</text:a></text:p>
          </table:table-cell>
          <table:table-cell table:style-name="ce21" office:value-type="string" calcext:value-type="string">
            <text:p>None (Critical prerequisite skills)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Python skills check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practicepython.org/exercise/2014/03/26/08-rock-paper-scissors.html" xlink:type="simple">Rock Paper Scissors Challenge</text:a></text:p>
          </table:table-cell>
          <table:table-cell table:style-name="ce21" office:value-type="string" calcext:value-type="string">
            <text:p>None (Critical prerequisite skills)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Python skills check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practicepython.org/exercise/2017/02/06/34-birthday-json.html" xlink:type="simple">Birthday JSON Challenge</text:a></text:p>
          </table:table-cell>
          <table:table-cell table:style-name="ce21" office:value-type="string" calcext:value-type="string">
            <text:p>1.1, 1.2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Python skills check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practicepython.org/exercise/2014/06/06/17-decode-a-web-page.html" xlink:type="simple">Decode a Web Page 1 Challenge</text:a></text:p>
          </table:table-cell>
          <table:table-cell table:style-name="ce21" office:value-type="string" calcext:value-type="string">
            <text:p>2.9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Python skills check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practicepython.org/exercise/2014/07/14/19-decode-a-web-page-two.html" xlink:type="simple">Decode a Web Page 2 Challenge</text:a></text:p>
          </table:table-cell>
          <table:table-cell table:style-name="ce21" office:value-type="string" calcext:value-type="string">
            <text:p>2.9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Using the flask package</text:p>
          </table:table-cell>
          <table:table-cell table:style-name="ce15" office:value-type="float" office:value="0.5" calcext:value-type="float">
            <text:p>0.5</text:p>
          </table:table-cell>
          <table:table-cell table:style-name="ce19" office:value-type="string" calcext:value-type="string">
            <text:p><text:a xlink:href="https://www.pluralsight.com/courses/flask-micro-framework-introduction" xlink:type="simple">Flask framework - Modules 2 and 3</text:a></text:p>
          </table:table-cell>
          <table:table-cell table:style-name="ce23" office:value-type="string" calcext:value-type="string">
            <text:p>2.4, 2.5, 2.6</text:p>
          </table:table-cell>
          <table:table-cell table:number-columns-repeated="59"/>
        </table:table-row>
        <table:table-row table:style-name="ro3">
          <table:table-cell/>
          <table:table-cell table:style-name="ce13" office:value-type="string" calcext:value-type="string">
            <text:p>SW lifecycle strategies and design patterns</text:p>
          </table:table-cell>
          <table:table-cell table:style-name="ce14" office:value-type="float" office:value="0.5" calcext:value-type="float">
            <text:p>0.5</text:p>
          </table:table-cell>
          <table:table-cell table:style-name="ce18" office:value-type="string" calcext:value-type="string">
            <text:p><text:a xlink:href="https://www.pluralsight.com/courses/getting-started-software-development-cisco-devnet" xlink:type="simple">Getting started with SW Dev - Module 2</text:a></text:p>
          </table:table-cell>
          <table:table-cell table:style-name="ce21" office:value-type="string" calcext:value-type="string">
            <text:p>1.4, 1.5, 1.6, 4.11</text:p>
          </table:table-cell>
          <table:table-cell table:number-columns-repeated="59"/>
        </table:table-row>
        <table:table-row table:style-name="ro3">
          <table:table-cell/>
          <table:table-cell table:style-name="ce15" office:value-type="string" calcext:value-type="string">
            <text:p>Agile SW dev strategy</text:p>
          </table:table-cell>
          <table:table-cell table:style-name="ce14" office:value-type="float" office:value="0.1" calcext:value-type="float">
            <text:p>0.1</text:p>
          </table:table-cell>
          <table:table-cell table:style-name="ce18" office:value-type="string" calcext:value-type="string">
            <text:p><text:a xlink:href="https://agilemanifesto.org/" xlink:type="simple">Reading - Agile Manifesto</text:a></text:p>
          </table:table-cell>
          <table:table-cell table:style-name="ce21" office:value-type="string" calcext:value-type="string">
            <text:p>1.4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Scrum (agile) SW dev strategy</text:p>
          </table:table-cell>
          <table:table-cell table:style-name="ce14" office:value-type="float" office:value="0.75" calcext:value-type="float">
            <text:p>0.75</text:p>
          </table:table-cell>
          <table:table-cell table:style-name="ce18" office:value-type="string" calcext:value-type="string">
            <text:p><text:a xlink:href="https://www.pluralsight.com/courses/introducing-scrum" xlink:type="simple">Introducing Scrum - Full Course</text:a></text:p>
          </table:table-cell>
          <table:table-cell table:style-name="ce21" office:value-type="float" office:value="1.4" calcext:value-type="float">
            <text:p>1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Kanban (lean) SW dev strategy</text:p>
          </table:table-cell>
          <table:table-cell office:value-type="float" office:value="1.5" calcext:value-type="float">
            <text:p>1.5</text:p>
          </table:table-cell>
          <table:table-cell table:style-name="ce35" office:value-type="string" calcext:value-type="string">
            <text:p><text:a xlink:href="https://www.pluralsight.com/courses/kanban-fundamentals" xlink:type="simple">Kanban Fundamentals - Full Course</text:a></text:p>
          </table:table-cell>
          <table:table-cell office:value-type="float" office:value="1.4" calcext:value-type="float">
            <text:p>1.4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Good coding techniques</text:p>
          </table:table-cell>
          <table:table-cell table:style-name="ce14" office:value-type="float" office:value="1.5" calcext:value-type="float">
            <text:p>1.5</text:p>
          </table:table-cell>
          <table:table-cell table:style-name="ce18" office:value-type="string" calcext:value-type="string">
            <text:p><text:a xlink:href="https://www.pluralsight.com/courses/writing-clean-code-humans" xlink:type="simple">Writing Clean Code - First 5 Modules</text:a></text:p>
          </table:table-cell>
          <table:table-cell table:style-name="ce21" office:value-type="float" office:value="1.5" calcext:value-type="float">
            <text:p>1.5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Building Bash shell skills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pluralsight.com/courses/introduction-bash-shell-linux-mac-os" xlink:type="simple">Introduction to the Bash Shell - Modules 2, 3, 4</text:a></text:p>
          </table:table-cell>
          <table:table-cell table:style-name="ce21" office:value-type="float" office:value="4.11" calcext:value-type="float">
            <text:p>4.11</text:p>
          </table:table-cell>
          <table:table-cell table:number-columns-repeated="59"/>
        </table:table-row>
        <table:table-row table:style-name="ro3">
          <table:table-cell/>
          <table:table-cell table:style-name="ce13" office:value-type="string" calcext:value-type="string">
            <text:p>Structured data and basic Git</text:p>
          </table:table-cell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https://www.pluralsight.com/courses/getting-started-software-development-cisco-devnet" xlink:type="simple">Getting started with SW Dev - Modules 3, 4</text:a></text:p>
          </table:table-cell>
          <table:table-cell table:style-name="ce21" office:value-type="string" calcext:value-type="string">
            <text:p>1.1, 1.2, 1.7, 1.8, 5.12, 5.13</text:p>
          </table:table-cell>
          <table:table-cell table:number-columns-repeated="59"/>
        </table:table-row>
        <table:table-row table:style-name="ro3">
          <table:table-cell/>
          <table:table-cell table:style-name="ce14" office:value-type="string" calcext:value-type="string">
            <text:p>Self-study: Manually convert between JSON and YAML</text:p>
          </table:table-cell>
          <table:table-cell table:style-name="ce14" office:value-type="float" office:value="0.5" calcext:value-type="float">
            <text:p>0.5</text:p>
          </table:table-cell>
          <table:table-cell table:style-name="ce18" office:value-type="string" calcext:value-type="string">
            <text:p><text:a xlink:href="https://www.json2yaml.com/" xlink:type="simple">json2yaml conversion tool</text:a></text:p>
          </table:table-cell>
          <table:table-cell table:style-name="ce21" office:value-type="string" calcext:value-type="string">
            <text:p>1.1, 1.2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Git skills</text:p>
          </table:table-cell>
          <table:table-cell office:value-type="float" office:value="2.5" calcext:value-type="float">
            <text:p>2.5</text:p>
          </table:table-cell>
          <table:table-cell table:style-name="ce35" office:value-type="string" calcext:value-type="string">
            <text:p><text:a xlink:href="https://www.pluralsight.com/courses/git-getting-started" xlink:type="simple">Getting started with Git - Full Course</text:a></text:p>
          </table:table-cell>
          <table:table-cell office:value-type="string" calcext:value-type="string">
            <text:p>1.1, 1.2, 1.7, 1.8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Git skills</text:p>
          </table:table-cell>
          <table:table-cell office:value-type="float" office:value="0.4" calcext:value-type="float">
            <text:p>0.4</text:p>
          </table:table-cell>
          <table:table-cell table:style-name="ce35" office:value-type="string" calcext:value-type="string">
            <text:p><text:a xlink:href="https://developer.cisco.com/learning/lab/git-intro/step/1" xlink:type="simple">DevNet LL - Git Intro</text:a></text:p>
          </table:table-cell>
          <table:table-cell office:value-type="string" calcext:value-type="string">
            <text:p>1.1, 1.2, 1.7, 1.8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Git skill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git-branching/step/1" xlink:type="simple">DevNet LL - Git Branching</text:a></text:p>
          </table:table-cell>
          <table:table-cell office:value-type="string" calcext:value-type="string">
            <text:p>1.1, 1.2, 1.7, 1.8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Git skill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git-servers/step/1" xlink:type="simple">DevNet LL - Git Remote Repo</text:a></text:p>
          </table:table-cell>
          <table:table-cell office:value-type="string" calcext:value-type="string">
            <text:p>1.1, 1.2, 1.7, 1.8, 5.13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Pull Request Tutorial and practice</text:p>
          </table:table-cell>
          <table:table-cell office:value-type="float" office:value="0.75" calcext:value-type="float">
            <text:p>0.75</text:p>
          </table:table-cell>
          <table:table-cell table:style-name="ce35" office:value-type="string" calcext:value-type="string">
            <text:p><text:a xlink:href="https://www.thinkful.com/learn/github-pull-request-tutorial/" xlink:type="simple">thinkful.com PR tutorial</text:a></text:p>
          </table:table-cell>
          <table:table-cell office:value-type="string" calcext:value-type="string">
            <text:p>1.8.d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APIs Basics and DevNet Resource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getting-started-software-development-cisco-devnet" xlink:type="simple">Getting started with SW Dev - Module 5</text:a></text:p>
          </table:table-cell>
          <table:table-cell office:value-type="string" calcext:value-type="string">
            <text:p>2.2, 2.3, 2.4, 2.5, 2.6, 2.8, 3.2, 3.7, 3.9.a, 5.1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TTP Fundamentals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<text:a xlink:href="https://www.pluralsight.com/courses/xhttp-fund" xlink:type="simple">HTTP Fundamentals</text:a></text:p>
          </table:table-cell>
          <table:table-cell office:value-type="float" office:value="2.4" calcext:value-type="float">
            <text:p>2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REST Fundamentals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pluralsight.com/courses/rest-fundamentals" xlink:type="simple">REST Fundamentals - Modules 2, 3</text:a></text:p>
          </table:table-cell>
          <table:table-cell office:value-type="string" calcext:value-type="string">
            <text:p>2.3, 2.4, 2.8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Postman Fundamentals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pluralsight.com/courses/postman-fundamentals" xlink:type="simple">Postman Fundamentals Modules 2, 3, 4</text:a></text:p>
          </table:table-cell>
          <table:table-cell office:value-type="string" calcext:value-type="string">
            <text:p>2.3, 2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Working with cURL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7XUibDYw4mc" xlink:type="simple">YouTube - Working with cURL</text:a></text:p>
          </table:table-cell>
          <table:table-cell office:value-type="string" calcext:value-type="string">
            <text:p>2.3, 2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NA Center API Hands-on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dnav3-dnac-nbapi-hello-world/step/1" xlink:type="simple">DevNet DNA Center API Lab</text:a></text:p>
          </table:table-cell>
          <table:table-cell office:value-type="string" calcext:value-type="string">
            <text:p>3.2, 3.7, 3.9.a, 5.7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Using Python requests with DNA Center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getting-started-software-development-cisco-devnet" xlink:type="simple">Getting started with SW Dev - Module 6</text:a></text:p>
          </table:table-cell>
          <table:table-cell office:value-type="string" calcext:value-type="string">
            <text:p>2.5, 2.7, 2.9, 3.2, 3.7, 3.9.a, 3.9.c, 5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elf-study challenge 1: Get list of DNAC Center devices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pluralsight.com/courses/getting-started-software-development-cisco-devnet" xlink:type="simple">Getting started with SW Dev - Module 6 Challenge 1</text:a></text:p>
          </table:table-cell>
          <table:table-cell office:value-type="string" calcext:value-type="string">
            <text:p>2.5, 2.7, 2.9, 3.2, 3.7, 3.9.a, 3.9.c, 5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elf-study challenge 1: Add a device to DNAC Center</text:p>
          </table:table-cell>
          <table:table-cell office:value-type="float" office:value="2" calcext:value-type="float">
            <text:p>2</text:p>
          </table:table-cell>
          <table:table-cell table:style-name="ce35" office:value-type="string" calcext:value-type="string">
            <text:p><text:a xlink:href="https://www.pluralsight.com/courses/getting-started-software-development-cisco-devnet" xlink:type="simple">Getting started with SW Dev - Module 6 Challenge 2</text:a></text:p>
          </table:table-cell>
          <table:table-cell office:value-type="string" calcext:value-type="string">
            <text:p>2.5, 2.7, 2.9, 3.2, 3.7, 3.9.a, 3.9.c, 5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Review and test code to "delete" a device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getting-started-software-development-cisco-devnet" xlink:type="simple">Getting started with SW Dev - Module 6</text:a></text:p>
          </table:table-cell>
          <table:table-cell office:value-type="string" calcext:value-type="string">
            <text:p>2.5, 2.7, 2.9, 3.2, 3.7, 3.9.a, 3.9.c, 5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elf-study: Craft Postman, cURL, and Python requests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deckofcardsapi.com/" xlink:type="simple">Deck of Cards API</text:a></text:p>
          </table:table-cell>
          <table:table-cell office:value-type="string" calcext:value-type="string">
            <text:p>2.3, 2.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Introducing NSO and the DNA Center SDK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consuming-cisco-apis-understanding-application-devops" xlink:type="simple">Cisco APIs / App DevOps - Module 2</text:a></text:p>
          </table:table-cell>
          <table:table-cell office:value-type="string" calcext:value-type="string">
            <text:p>3.1, 3.2, 3.8, 3.9.a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Introduction to model-driven programmability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modules/intro-device-level-interfaces/why-mdp/step/1" xlink:type="simple">DevNet LL - Model-driven Programmability</text:a></text:p>
          </table:table-cell>
          <table:table-cell office:value-type="float" office:value="3.8" calcext:value-type="float">
            <text:p>3.8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NSO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NSO-in-operations/step/1" xlink:type="simple">DevNet LL - NSO Operations</text:a></text:p>
          </table:table-cell>
          <table:table-cell office:value-type="string" calcext:value-type="string">
            <text:p>3.2, 3.9.a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NSO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NSO-for-Network-Engineers/step/1" xlink:type="simple">DevNet LL - NSO for Network Engineers</text:a></text:p>
          </table:table-cell>
          <table:table-cell office:value-type="string" calcext:value-type="string">
            <text:p>3.2, 3.9.a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NSO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NSO-as-a-provisioning-tool/step/1" xlink:type="simple">DevNet LL - NSO Provisioning</text:a></text:p>
          </table:table-cell>
          <table:table-cell office:value-type="string" calcext:value-type="string">
            <text:p>3.2, 3.9.a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NSO basics</text:p>
          </table:table-cell>
          <table:table-cell office:value-type="float" office:value="1.5" calcext:value-type="float">
            <text:p>1.5</text:p>
          </table:table-cell>
          <table:table-cell table:style-name="ce35" office:value-type="string" calcext:value-type="string">
            <text:p><text:a xlink:href="https://devnetsandbox.cisco.com/RM/Diagram/Index/43964e62-a13c-4929-bde7-a2f68ad6b27c?diagramType=Topology" xlink:type="simple">DevNet Sandbox: NSO API Testing</text:a></text:p>
          </table:table-cell>
          <table:table-cell office:value-type="string" calcext:value-type="string">
            <text:p>3.2, 3.9.a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elf-study: Explore dnacentersdk documentation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nacentersdk.readthedocs.io/en/latest/" xlink:type="simple">Python dnacentersdk official docs</text:a></text:p>
          </table:table-cell>
          <table:table-cell office:value-type="string" calcext:value-type="string">
            <text:p>3.1, 3.2, 3.9.a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Variety of Cisco product API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consuming-cisco-apis-understanding-application-devops" xlink:type="simple">Cisco APIs / App DevOps - Module 3</text:a></text:p>
          </table:table-cell>
          <table:table-cell office:value-type="string" calcext:value-type="string">
            <text:p>3.3, 3.4, 3.5, 3.6, 3.9, 5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Meraki Basics</text:p>
          </table:table-cell>
          <table:table-cell office:value-type="float" office:value="0.75" calcext:value-type="float">
            <text:p>0.75</text:p>
          </table:table-cell>
          <table:table-cell table:style-name="ce35" office:value-type="string" calcext:value-type="string">
            <text:p><text:a xlink:href="https://www.youtube.com/watch?v=sBlU8Fo45r8" xlink:type="simple">YouTube - Cloud-based IT with Meraki</text:a></text:p>
          </table:table-cell>
          <table:table-cell office:value-type="string" calcext:value-type="string">
            <text:p>3.2, 3.9.c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Meraki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meraki-01-integrations/step/1" xlink:type="simple">DevNet LL - Meraki Integrations</text:a></text:p>
          </table:table-cell>
          <table:table-cell office:value-type="string" calcext:value-type="string">
            <text:p>3.2, 3.9.c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Meraki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meraki-02-dashboard-api/step/1" xlink:type="simple">DevNet LL - Meraki Dashboard API via Postman</text:a></text:p>
          </table:table-cell>
          <table:table-cell office:value-type="string" calcext:value-type="string">
            <text:p>3.2, 3.9.c, 5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UCS Basics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wQCiwb_9edc" xlink:type="simple">YouTube - Introduction to Cisco UCS</text:a></text:p>
          </table:table-cell>
          <table:table-cell office:value-type="float" office:value="3.3" calcext:value-type="float">
            <text:p>3.3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Intersight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youtube.com/watch?v=98dAfnZr2Bk" xlink:type="simple">YouTube - Cisco Intersight</text:a></text:p>
          </table:table-cell>
          <table:table-cell office:value-type="float" office:value="3.3" calcext:value-type="float">
            <text:p>3.3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ACI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learninglabs.cisco.com/lab/sbx-intro-aci-02_programmability-options/step/1" xlink:type="simple">DevNet LL - Intro to ACI Programmability</text:a></text:p>
          </table:table-cell>
          <table:table-cell office:value-type="string" calcext:value-type="string">
            <text:p>3.3, 3.9.a, 5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ACI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sbx-intro-aci-03_aci-toolkit/step/1" xlink:type="simple">DevNet LL - Intro to ACI Toolkit</text:a></text:p>
          </table:table-cell>
          <table:table-cell office:value-type="string" calcext:value-type="string">
            <text:p>3.3, 3.9.a, 5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Umbrella Basics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<text:a xlink:href="https://www.youtube.com/watch?v=KVFUyQEbY48" xlink:type="simple">YouTube - Cisco Umbrella</text:a></text:p>
          </table:table-cell>
          <table:table-cell office:value-type="float" office:value="3.5" calcext:value-type="float">
            <text:p>3.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ISE Basics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<text:a xlink:href="https://www.youtube.com/watch?v=cXde4AAnO7o" xlink:type="simple">YouTube - Cisco ISE</text:a></text:p>
          </table:table-cell>
          <table:table-cell office:value-type="float" office:value="3.5" calcext:value-type="float">
            <text:p>3.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AMP and ThreatGrid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youtube.com/watch?v=W7IuchQR7dA" xlink:type="simple">YouTube - Malware with Cisco AMP/ThreatGrid</text:a></text:p>
          </table:table-cell>
          <table:table-cell office:value-type="float" office:value="3.5" calcext:value-type="float">
            <text:p>3.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Firepower Basics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<text:a xlink:href="https://learninglabs.cisco.com/lab/firepower-restapi-101/step/1" xlink:type="simple">DevNet LL - Firepower REST API 101</text:a></text:p>
          </table:table-cell>
          <table:table-cell office:value-type="float" office:value="3.5" calcext:value-type="float">
            <text:p>3.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Firepower Basics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<text:a xlink:href="https://learninglabs.cisco.com/lab/firepower-restapi-102/step/1" xlink:type="simple">DevNet LL - Firepower REST API 102</text:a></text:p>
          </table:table-cell>
          <table:table-cell office:value-type="float" office:value="3.5" calcext:value-type="float">
            <text:p>3.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Firepower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learninglabs.cisco.com/lab/firepower-restapi-107/step/1" xlink:type="simple">DevNet LL - Firepower REST API 107</text:a></text:p>
          </table:table-cell>
          <table:table-cell office:value-type="float" office:value="3.5" calcext:value-type="float">
            <text:p>3.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Webex Teams Basics</text:p>
          </table:table-cell>
          <table:table-cell office:value-type="float" office:value="0.3" calcext:value-type="float">
            <text:p>0.3</text:p>
          </table:table-cell>
          <table:table-cell table:style-name="ce35" office:value-type="string" calcext:value-type="string">
            <text:p><text:a xlink:href="https://learninglabs.cisco.com/lab/collab-business-ciscospark-concepts-itp/step/1" xlink:type="simple">DevNet LL - Tour of Webex Teams</text:a></text:p>
          </table:table-cell>
          <table:table-cell office:value-type="string" calcext:value-type="string">
            <text:p>3.4, 3.9.b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Webex Teams Basics</text:p>
          </table:table-cell>
          <table:table-cell office:value-type="float" office:value="0.3" calcext:value-type="float">
            <text:p>0.3</text:p>
          </table:table-cell>
          <table:table-cell table:style-name="ce35" office:value-type="string" calcext:value-type="string">
            <text:p><text:a xlink:href="https://learninglabs.cisco.com/lab/collab-spark-message/step/1" xlink:type="simple">DevNet LL - Using Postman with Webex Teams</text:a></text:p>
          </table:table-cell>
          <table:table-cell office:value-type="string" calcext:value-type="string">
            <text:p>3.4, 3.9.b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Webex Teams Basics</text:p>
          </table:table-cell>
          <table:table-cell office:value-type="float" office:value="0.4" calcext:value-type="float">
            <text:p>0.4</text:p>
          </table:table-cell>
          <table:table-cell table:style-name="ce35" office:value-type="string" calcext:value-type="string">
            <text:p><text:a xlink:href="https://learninglabs.cisco.com/lab/collab-spark-interfacing-with-rest/step/1" xlink:type="simple">DevNet LL - Using requests with Webex Teams</text:a></text:p>
          </table:table-cell>
          <table:table-cell office:value-type="string" calcext:value-type="string">
            <text:p>3.4, 3.9.b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Webex Meetings Basics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<text:a xlink:href="https://learninglabs.cisco.com/lab/collab-webex/step/1" xlink:type="simple">DevNet LL - Webex Meetings API</text:a></text:p>
          </table:table-cell>
          <table:table-cell office:value-type="float" office:value="3.4" calcext:value-type="float">
            <text:p>3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 General Collab Basic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learninglabs.cisco.com/lab/collab-xapi-intro/step/1" xlink:type="simple">DevNet LL - Webex xAPI for Collab Devices</text:a></text:p>
          </table:table-cell>
          <table:table-cell office:value-type="float" office:value="3.4" calcext:value-type="float">
            <text:p>3.4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Application Deployment Environment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consuming-cisco-apis-understanding-application-devops" xlink:type="simple">Cisco APIs / App DevOps - Module 4</text:a></text:p>
          </table:table-cell>
          <table:table-cell office:value-type="string" calcext:value-type="string">
            <text:p>4.1, 4.2, 4.3, 4.6, 4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loud options</text:p>
          </table:table-cell>
          <table:table-cell office:value-type="float" office:value="0.1" calcext:value-type="float">
            <text:p>0.1</text:p>
          </table:table-cell>
          <table:table-cell table:style-name="ce35" office:value-type="string" calcext:value-type="string">
            <text:p><text:a xlink:href="https://www.youtube.com/watch?v=NqnyOHBZus4" xlink:type="simple">YouTube - Public vs Private Clouds</text:a></text:p>
          </table:table-cell>
          <table:table-cell office:value-type="float" office:value="4.2" calcext:value-type="float">
            <text:p>4.2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loud option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youtube.com/watch?v=n7B4icXvs74" xlink:type="simple">YouTube - Cloud Service Models (IaaS, PaaS, SaaS)</text:a></text:p>
          </table:table-cell>
          <table:table-cell office:value-type="float" office:value="4.2" calcext:value-type="float">
            <text:p>4.2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loud options</text:p>
          </table:table-cell>
          <table:table-cell office:value-type="float" office:value="0.1" calcext:value-type="float">
            <text:p>0.1</text:p>
          </table:table-cell>
          <table:table-cell table:style-name="ce35" office:value-type="string" calcext:value-type="string">
            <text:p><text:a xlink:href="https://www.youtube.com/watch?v=3kGFBBy3Lyg" xlink:type="simple">YouTube - Hybrid Cloud Explained</text:a></text:p>
          </table:table-cell>
          <table:table-cell office:value-type="float" office:value="4.2" calcext:value-type="float">
            <text:p>4.2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loud options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pluralsight.com/courses/understanding-saas" xlink:type="simple">Understanding SaaS - Full Course</text:a></text:p>
          </table:table-cell>
          <table:table-cell office:value-type="float" office:value="4.2" calcext:value-type="float">
            <text:p>4.2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Edge Computing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SQipnBNVjv0" xlink:type="simple">YouTube - Edge Computing Discussion</text:a></text:p>
          </table:table-cell>
          <table:table-cell office:value-type="float" office:value="4.1" calcext:value-type="float">
            <text:p>4.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cloud skills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acloud.guru/learn/aws-technical-essentials" xlink:type="simple">acloudguru - AWS Technical Essentials - Full Course</text:a></text:p>
          </table:table-cell>
          <table:table-cell office:value-type="float" office:value="4.2" calcext:value-type="float">
            <text:p>4.2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cloud skills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pluralsight.com/courses/introduction-microsoft-cloud-services" xlink:type="simple">Introduction to Microsoft Cloud - Full Course</text:a></text:p>
          </table:table-cell>
          <table:table-cell office:value-type="float" office:value="4.2" calcext:value-type="float">
            <text:p>4.2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Virtualization options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<text:a xlink:href="https://www.youtube.com/watch?v=L1ie8negCjc" xlink:type="simple">YouTube - Comparing Virtual Machines and Containers</text:a></text:p>
          </table:table-cell>
          <table:table-cell office:value-type="float" office:value="4.3" calcext:value-type="float">
            <text:p>4.3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ocker containers</text:p>
          </table:table-cell>
          <table:table-cell office:value-type="float" office:value="1.5" calcext:value-type="float">
            <text:p>1.5</text:p>
          </table:table-cell>
          <table:table-cell table:style-name="ce35" office:value-type="string" calcext:value-type="string">
            <text:p><text:a xlink:href="https://www.pluralsight.com/courses/docker-getting-started" xlink:type="simple">Getting Started with Docker - Modules 2, 3, 4</text:a></text:p>
          </table:table-cell>
          <table:table-cell office:value-type="string" calcext:value-type="string">
            <text:p>4.3, 4.6, 4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ocker containers</text:p>
          </table:table-cell>
          <table:table-cell office:value-type="float" office:value="1.5" calcext:value-type="float">
            <text:p>1.5</text:p>
          </table:table-cell>
          <table:table-cell table:style-name="ce35" office:value-type="string" calcext:value-type="string">
            <text:p><text:a xlink:href="https://developer.cisco.com/learning/lab/docker-101/step/1" xlink:type="simple">DevNet LL - Docker 101</text:a></text:p>
          </table:table-cell>
          <table:table-cell office:value-type="string" calcext:value-type="string">
            <text:p>4.6, 4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Docker containers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Qw9zlE3t8Ko" xlink:type="simple">YouTube - docker-compose Demo</text:a></text:p>
          </table:table-cell>
          <table:table-cell office:value-type="string" calcext:value-type="string">
            <text:p>4.6, 4.7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Introduction to DevOp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consuming-cisco-apis-understanding-application-devops" xlink:type="simple">Cisco APIs / App DevOps - Module 5</text:a></text:p>
          </table:table-cell>
          <table:table-cell office:value-type="string" calcext:value-type="string">
            <text:p>1.3, 1.8, 4.4, 4.5, 4.12, 5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DevOps knowledge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Me3ea4nUt0U" xlink:type="simple">YouTube - DevOps for Beginners</text:a></text:p>
          </table:table-cell>
          <table:table-cell office:value-type="float" office:value="4.12" calcext:value-type="float">
            <text:p>4.12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DevOps knowledge</text:p>
          </table:table-cell>
          <table:table-cell office:value-type="float" office:value="0.75" calcext:value-type="float">
            <text:p>0.75</text:p>
          </table:table-cell>
          <table:table-cell table:style-name="ce35" office:value-type="string" calcext:value-type="string">
            <text:p><text:a xlink:href="https://www.youtube.com/watch?v=LinGy8DGIJ8" xlink:type="simple">YouTube - Network DevOps CI/CD Pipeline</text:a></text:p>
          </table:table-cell>
          <table:table-cell office:value-type="string" calcext:value-type="string">
            <text:p>4.4, 4.12, 5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DevOps knowledge</text:p>
          </table:table-cell>
          <table:table-cell office:value-type="float" office:value="0.75" calcext:value-type="float">
            <text:p>0.75</text:p>
          </table:table-cell>
          <table:table-cell table:style-name="ce35" office:value-type="string" calcext:value-type="string">
            <text:p><text:a xlink:href="https://www.youtube.com/watch?v=eC_Y74sfFrI" xlink:type="simple">YouTube - Security DevOps Discussion</text:a></text:p>
          </table:table-cell>
          <table:table-cell office:value-type="string" calcext:value-type="string">
            <text:p>4.4, 4.12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Test-driven development (TDD)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T38L7A0xP-c" xlink:type="simple">YouTube - Test-driven Development Example</text:a></text:p>
          </table:table-cell>
          <table:table-cell office:value-type="float" office:value="1.3" calcext:value-type="float">
            <text:p>1.3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Midterm Skills Assessment</text:p>
          </table:table-cell>
          <table:table-cell table:style-name="ce17"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app.pluralsight.com/score/skill-assessment/understanding-cisco-devnet-software-development-and-network-programmability-fundamentals/intro?context=skills#/preassessment" xlink:type="simple">Understanding DevNet/Net Prog</text:a></text:p>
          </table:table-cell>
          <table:table-cell office:value-type="string" calcext:value-type="string">
            <text:p>Subset of the blueprint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I/CD overview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pluralsight.com/courses/continuous-integration-delivery-big-picture" xlink:type="simple">CI/CD Big Picture - Full Course</text:a></text:p>
          </table:table-cell>
          <table:table-cell office:value-type="string" calcext:value-type="string">
            <text:p>4.4, 5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oftware testing (CI/CD components)</text:p>
          </table:table-cell>
          <table:table-cell office:value-type="float" office:value="0.75" calcext:value-type="float">
            <text:p>0.75</text:p>
          </table:table-cell>
          <table:table-cell table:style-name="ce35" office:value-type="string" calcext:value-type="string">
            <text:p><text:a xlink:href="https://www.youtube.com/watch?v=0wHKVXbsppw" xlink:type="simple">YouTube - Regression Testing</text:a></text:p>
          </table:table-cell>
          <table:table-cell office:value-type="string" calcext:value-type="string">
            <text:p>4.4, 5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oftware testing (CI/CD components)</text:p>
          </table:table-cell>
          <table:table-cell office:value-type="float" office:value="1.5" calcext:value-type="float">
            <text:p>1.5</text:p>
          </table:table-cell>
          <table:table-cell table:style-name="ce35" office:value-type="string" calcext:value-type="string">
            <text:p><text:a xlink:href="https://www.pluralsight.com/courses/unit-testing-python" xlink:type="simple">Unit Testing in Python - First 3 Modules</text:a></text:p>
          </table:table-cell>
          <table:table-cell office:value-type="string" calcext:value-type="string">
            <text:p>4.4, 4.5, 5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oftware testing (CI/CD components)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youtube.com/watch?v=8UfQ8quw0Eg" xlink:type="simple">YouTube - Integration Testing</text:a></text:p>
          </table:table-cell>
          <table:table-cell office:value-type="string" calcext:value-type="string">
            <text:p>4.4, 5.4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oftware testing (CI/CD components)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youtube.com/watch?v=HaA8F2stOtk" xlink:type="simple">YouTube - Smoke vs Sanity Testing</text:a></text:p>
          </table:table-cell>
          <table:table-cell office:value-type="string" calcext:value-type="string">
            <text:p>4.4, 5.4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CI/CD unique example - Maintaining a website</text:p>
          </table:table-cell>
          <table:table-cell office:value-type="float" office:value="0.75" calcext:value-type="float">
            <text:p>0.75</text:p>
          </table:table-cell>
          <table:table-cell table:style-name="ce35" office:value-type="string" calcext:value-type="string">
            <text:p><text:a xlink:href="https://www.youtube.com/watch?v=Wk_qTA5rDFM" xlink:type="simple">YouTube - Website as Code (AWS CI/CD)</text:a></text:p>
          </table:table-cell>
          <table:table-cell office:value-type="string" calcext:value-type="string">
            <text:p>1.8, 4.4, 5.4, 4.12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CI/CD unique example - Publishing a book</text:p>
          </table:table-cell>
          <table:table-cell office:value-type="float" office:value="0.75" calcext:value-type="float">
            <text:p>0.75</text:p>
          </table:table-cell>
          <table:table-cell table:style-name="ce35" office:value-type="string" calcext:value-type="string">
            <text:p><text:a xlink:href="https://www.youtube.com/watch?v=6YGmNtsmz2k" xlink:type="simple">YouTube - Book as Code (Travis CI/CD)</text:a></text:p>
          </table:table-cell>
          <table:table-cell office:value-type="string" calcext:value-type="string">
            <text:p>1.8, 4.4, 5.4, 4.12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General programming security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consuming-cisco-apis-understanding-application-devops" xlink:type="simple">Cisco APIs / App DevOps - Module 6</text:a></text:p>
          </table:table-cell>
          <table:table-cell office:value-type="string" calcext:value-type="string">
            <text:p>4.8, 4.9, 4.1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Web security - Design patterns</text:p>
          </table:table-cell>
          <table:table-cell office:value-type="float" office:value="1.5" calcext:value-type="float">
            <text:p>1.5</text:p>
          </table:table-cell>
          <table:table-cell table:style-name="ce35" office:value-type="string" calcext:value-type="string">
            <text:p><text:a xlink:href="https://www.pluralsight.com/courses/play-by-play-modern-web-security-patterns" xlink:type="simple">Web Security Patterns - Full Course</text:a></text:p>
          </table:table-cell>
          <table:table-cell office:value-type="string" calcext:value-type="string">
            <text:p>4.1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Web security - Threats</text:p>
          </table:table-cell>
          <table:table-cell office:value-type="float" office:value="1.25" calcext:value-type="float">
            <text:p>1.25</text:p>
          </table:table-cell>
          <table:table-cell table:style-name="ce35" office:value-type="string" calcext:value-type="string">
            <text:p><text:a xlink:href="https://www.pluralsight.com/courses/play-by-play-owasp-top-ten-2017" xlink:type="simple">OWASP Top 10 in 2017 - Full Course</text:a></text:p>
          </table:table-cell>
          <table:table-cell office:value-type="string" calcext:value-type="string">
            <text:p>4.1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Web security - Threats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pluralsight.com/courses/ethical-hacking-sql-injection" xlink:type="simple">SQL Injection Attacks - First 3 Modules</text:a></text:p>
          </table:table-cell>
          <table:table-cell office:value-type="string" calcext:value-type="string">
            <text:p>4.1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Web security - Threats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13QPmRuhbhU" xlink:type="simple">YouTube - Cross-site Request Forgery (CSRF)</text:a></text:p>
          </table:table-cell>
          <table:table-cell office:value-type="string" calcext:value-type="string">
            <text:p>4.1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Web security - Threats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IuzU4y-UjLw" xlink:type="simple">YouTube - Cross-site Scripting (XSS)</text:a></text:p>
          </table:table-cell>
          <table:table-cell office:value-type="string" calcext:value-type="string">
            <text:p>4.10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ecret management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youtube.com/watch?v=-74bFgUzOWo" xlink:type="simple">YouTube - Hashicorp Vault Demonstration</text:a></text:p>
          </table:table-cell>
          <table:table-cell office:value-type="string" calcext:value-type="string">
            <text:p>4.8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Secret management</text:p>
          </table:table-cell>
          <table:table-cell office:value-type="float" office:value="0.1" calcext:value-type="float">
            <text:p>0.1</text:p>
          </table:table-cell>
          <table:table-cell table:style-name="ce35" office:value-type="string" calcext:value-type="string">
            <text:p><text:a xlink:href="https://www.youtube.com/watch?v=5iWhQWVXosU&amp;t=38s" xlink:type="simple">YouTube - Env Vars for Secrets in Python</text:a></text:p>
          </table:table-cell>
          <table:table-cell office:value-type="string" calcext:value-type="string">
            <text:p>4.8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Auxiliary network devices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<text:a xlink:href="https://www.youtube.com/watch?v=7LMaAVwZE2c" xlink:type="simple">YouTube - Basic Load Balancing</text:a></text:p>
          </table:table-cell>
          <table:table-cell office:value-type="string" calcext:value-type="string">
            <text:p>4.9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Auxiliary network devices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<text:a xlink:href="https://www.youtube.com/watch?v=jGQTS1CxZTE" xlink:type="simple">YouTube - Basic Network Proxy</text:a></text:p>
          </table:table-cell>
          <table:table-cell office:value-type="string" calcext:value-type="string">
            <text:p>4.9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Auxiliary network devices</text:p>
          </table:table-cell>
          <table:table-cell office:value-type="float" office:value="0.2" calcext:value-type="float">
            <text:p>0.2</text:p>
          </table:table-cell>
          <table:table-cell table:style-name="ce35" office:value-type="string" calcext:value-type="string">
            <text:p><text:a xlink:href="https://www.youtube.com/watch?v=ozhe__GdWC8" xlink:type="simple">YouTube - Basic Network Reverse Proxy</text:a></text:p>
          </table:table-cell>
          <table:table-cell office:value-type="string" calcext:value-type="string">
            <text:p>4.9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Mastering Network Fundamental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managing-cisco-networks-infrastructure-as-code" xlink:type="simple">Cisco Network IAC - Module 2</text:a></text:p>
          </table:table-cell>
          <table:table-cell office:value-type="string" calcext:value-type="string">
            <text:p>6.1, 6.2, 6.3, 6.4, 6.5, 6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network skills - implement/operate</text:p>
          </table:table-cell>
          <table:table-cell office:value-type="float" office:value="5.5" calcext:value-type="float">
            <text:p>5.5</text:p>
          </table:table-cell>
          <table:table-cell table:style-name="ce35" office:value-type="string" calcext:value-type="string">
            <text:p><text:a xlink:href="https://www.pluralsight.com/courses/comptia-network-plus-networking-concepts" xlink:type="simple">Networking Concepts - Full Course</text:a></text:p>
          </table:table-cell>
          <table:table-cell office:value-type="string" calcext:value-type="string">
            <text:p>6.1, 6.2, 6.3, 6.4, 6.5, 6.7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Basic network skills - design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pluralsight.com/courses/cisco-network-design-blocks-ccda-desgn-200-310" xlink:type="simple">Network Design Building Blocks - Full Course</text:a></text:p>
          </table:table-cell>
          <table:table-cell office:value-type="string" calcext:value-type="string">
            <text:p>4.2, 4.3, 6.3, 6.9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Deploying Common Network Service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managing-cisco-networks-infrastructure-as-code" xlink:type="simple">Cisco Network IAC - Module 3</text:a></text:p>
          </table:table-cell>
          <table:table-cell office:value-type="string" calcext:value-type="string">
            <text:p>6.6, 6.8, 6.9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IP Services - DHCP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protocol-deep-dive-dhcp" xlink:type="simple">DHCP Deep Dive - Module 2</text:a></text:p>
          </table:table-cell>
          <table:table-cell office:value-type="string" calcext:value-type="string">
            <text:p>6.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IP Services - DNS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pluralsight.com/courses/dns-deep-dive" xlink:type="simple">DNS Deep Dive - Module 2</text:a></text:p>
          </table:table-cell>
          <table:table-cell office:value-type="string" calcext:value-type="string">
            <text:p>6.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IP Services - NAT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pluralsight.com/courses/protocol-deep-dive-nat" xlink:type="simple">NAT Deep Dive - Module 2</text:a></text:p>
          </table:table-cell>
          <table:table-cell office:value-type="string" calcext:value-type="string">
            <text:p>6.6, 6.8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IP Services - SNMP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protocol-deep-dive-snmp" xlink:type="simple">SNMP Deep Dive - Modules 2, 3</text:a></text:p>
          </table:table-cell>
          <table:table-cell office:value-type="string" calcext:value-type="string">
            <text:p>6.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IP Services - NTP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EkQPkQb2D3g" xlink:type="simple">YouTube - NTP On Linux</text:a></text:p>
          </table:table-cell>
          <table:table-cell office:value-type="string" calcext:value-type="string">
            <text:p>6.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etwork impact on applications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www.youtube.com/watch?v=KtIsj2KHBVw" xlink:type="simple">YouTube - Web Performance Case Study</text:a></text:p>
          </table:table-cell>
          <table:table-cell office:value-type="string" calcext:value-type="string">
            <text:p>6.9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etwork impact on applications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vpn-fundamentals-ccnp-security" xlink:type="simple">VPNs and Transit Security - Modules 2, 3</text:a></text:p>
          </table:table-cell>
          <table:table-cell office:value-type="string" calcext:value-type="string">
            <text:p>4.8, 6.8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Introducing Infrastructure as Code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managing-cisco-networks-infrastructure-as-code" xlink:type="simple">Cisco Network IAC - Module 4</text:a></text:p>
          </table:table-cell>
          <table:table-cell office:value-type="string" calcext:value-type="string">
            <text:p>5.1, 5.2, 5.3, 5.5, 5.6, 5.8, 5.9, 5.1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IAC Examples</text:p>
          </table:table-cell>
          <table:table-cell office:value-type="float" office:value="0.75" calcext:value-type="float">
            <text:p>0.75</text:p>
          </table:table-cell>
          <table:table-cell table:style-name="ce35" office:value-type="string" calcext:value-type="string">
            <text:p><text:a xlink:href="https://www.youtube.com/watch?v=GOJ7OAOskU4" xlink:type="simple">YouTube - Network DevOps/IAC</text:a></text:p>
          </table:table-cell>
          <table:table-cell office:value-type="string" calcext:value-type="string">
            <text:p>5.2, 5.4, 5.5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-specific tools: VIRL</text:p>
          </table:table-cell>
          <table:table-cell office:value-type="float" office:value="0.75" calcext:value-type="float">
            <text:p>0.75</text:p>
          </table:table-cell>
          <table:table-cell table:style-name="ce35" office:value-type="string" calcext:value-type="string">
            <text:p><text:a xlink:href="https://www.pluralsight.com/courses/cisco-virl-ccent-ccna-studies" xlink:type="simple">VIRL for Cisco Exams - Modules 4,5 </text:a></text:p>
          </table:table-cell>
          <table:table-cell office:value-type="string" calcext:value-type="string">
            <text:p>5.3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isco-specific tools: pyATS</text:p>
          </table:table-cell>
          <table:table-cell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developer.cisco.com/learning/lab/intro-to-pyats/step/1" xlink:type="simple">DevNet LL - Intro to pyATS</text:a></text:p>
          </table:table-cell>
          <table:table-cell office:value-type="string" calcext:value-type="string">
            <text:p>5.3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Commercial tools: Ansible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automating-networks-ansible-right-way" xlink:type="simple">Automating Networks with Ansible - Module 2</text:a></text:p>
          </table:table-cell>
          <table:table-cell office:value-type="string" calcext:value-type="string">
            <text:p>5.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ommercial tools: Puppet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puppet-system-administrators-fundamentals" xlink:type="simple">Introduction to Puppet - Module 1</text:a></text:p>
          </table:table-cell>
          <table:table-cell office:value-type="string" calcext:value-type="string">
            <text:p>5.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ommercial tools: Chef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chef-cookbooks-getting-productive" xlink:type="simple">Getting Productive with Chef - Module 2</text:a></text:p>
          </table:table-cell>
          <table:table-cell office:value-type="string" calcext:value-type="string">
            <text:p>5.6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ode review details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youtube.com/watch?v=a9_0UUUNt-Y" xlink:type="simple">YouTube - Code Review Best Practices</text:a></text:p>
          </table:table-cell>
          <table:table-cell office:value-type="string" calcext:value-type="string">
            <text:p>5.13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Moderning Network Management using NETCONF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managing-cisco-networks-infrastructure-as-code" xlink:type="simple">Cisco Network IAC - Module 5</text:a></text:p>
          </table:table-cell>
          <table:table-cell office:value-type="string" calcext:value-type="string">
            <text:p>5.10, 5.11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Deploying RESTCONF for Lightweight Network Management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pluralsight.com/courses/managing-cisco-networks-infrastructure-as-code" xlink:type="simple">Cisco Network IAC - Module 6</text:a></text:p>
          </table:table-cell>
          <table:table-cell office:value-type="string" calcext:value-type="string">
            <text:p>5.7, 5.10, 5.1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YANG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www.youtube.com/watch?v=hKxbO4rRlpg" xlink:type="simple">YouTube - YANG for Networks</text:a></text:p>
          </table:table-cell>
          <table:table-cell office:value-type="string" calcext:value-type="string">
            <text:p>5.1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ETCONF/YANG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intro-netconf/step/1" xlink:type="simple">DevNet LL - NETCONF/YANG</text:a></text:p>
          </table:table-cell>
          <table:table-cell office:value-type="string" calcext:value-type="string">
            <text:p>5.10, 5.11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RESTCONF/YANG</text:p>
          </table:table-cell>
          <table:table-cell office:value-type="float" office:value="0.5" calcext:value-type="float">
            <text:p>0.5</text:p>
          </table:table-cell>
          <table:table-cell table:style-name="ce35" office:value-type="string" calcext:value-type="string">
            <text:p><text:a xlink:href="https://developer.cisco.com/learning/lab/intro-restconf/step/1" xlink:type="simple">DevNet LL - RESTCONF/YANG</text:a></text:p>
          </table:table-cell>
          <table:table-cell office:value-type="string" calcext:value-type="string">
            <text:p>5.10, 5.11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Reorienting Ansible for networks + NETCONF/RESTCONF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<text:a xlink:href="https://www.pluralsight.com/courses/automating-networks-ansible-right-way" xlink:type="simple">Automating Networks with Ansible - Modules 3, 7</text:a></text:p>
          </table:table-cell>
          <table:table-cell office:value-type="string" calcext:value-type="string">
            <text:p>5.7, 5.8, 5.10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Reorienting Python for networks + NETCONF/RESTCONF</text:p>
          </table:table-cell>
          <table:table-cell office:value-type="float" office:value="1.5" calcext:value-type="float">
            <text:p>1.5</text:p>
          </table:table-cell>
          <table:table-cell table:style-name="ce35" office:value-type="string" calcext:value-type="string">
            <text:p><text:a xlink:href="https://www.pluralsight.com/courses/automating-networks-python" xlink:type="simple">Automating Networks with Python - Modules 2, 3, 7</text:a></text:p>
          </table:table-cell>
          <table:table-cell office:value-type="string" calcext:value-type="string">
            <text:p>5.7, 5.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rom network engineer to network automation engineer</text:p>
          </table:table-cell>
          <table:table-cell office:value-type="float" office:value="10" calcext:value-type="float">
            <text:p>10</text:p>
          </table:table-cell>
          <table:table-cell table:style-name="ce35" office:value-type="string" calcext:value-type="string">
            <text:p><text:a xlink:href="https://developer.cisco.com/video/net-prog-basics/" xlink:type="simple">DevNet Video - Network Programmability Basics</text:a></text:p>
          </table:table-cell>
          <table:table-cell office:value-type="string" calcext:value-type="string">
            <text:p>1.1, 1.2, 2.1, 2.3, 2.4, 2.5, 2.9, 3.2, 3.8, 4.1, 5.1, 5.2, 5.4, 5.11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A textbook perspective on new tech</text:p>
          </table:table-cell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<text:a xlink:href="http://njrusmc.net/pub/etech.pdf" xlink:type="simple">Cisco CCIE/CCDE Evolving Tech Guide - Sections 1, 2, 3</text:a></text:p>
          </table:table-cell>
          <table:table-cell office:value-type="string" calcext:value-type="string">
            <text:p>Most of the blueprint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DEVASC Course 1 of 3 - Second viewing</text:p>
          </table:table-cell>
          <table:table-cell office:value-type="float" office:value="2.5" calcext:value-type="float">
            <text:p>2.5</text:p>
          </table:table-cell>
          <table:table-cell table:style-name="ce35" office:value-type="string" calcext:value-type="string">
            <text:p><text:a xlink:href="https://www.pluralsight.com/courses/getting-started-software-development-cisco-devnet" xlink:type="simple">Getting started with SW Dev - Full Course</text:a></text:p>
          </table:table-cell>
          <table:table-cell office:value-type="string" calcext:value-type="string">
            <text:p>Most of sections 1.0 and 2.0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DEVASC Course 2 of 3 - Second viewing</text:p>
          </table:table-cell>
          <table:table-cell office:value-type="float" office:value="2.5" calcext:value-type="float">
            <text:p>2.5</text:p>
          </table:table-cell>
          <table:table-cell table:style-name="ce35" office:value-type="string" calcext:value-type="string">
            <text:p><text:a xlink:href="https://www.pluralsight.com/courses/consuming-cisco-apis-understanding-application-devops" xlink:type="simple">Cisco APIs / App DevOps - Full Course</text:a></text:p>
          </table:table-cell>
          <table:table-cell office:value-type="string" calcext:value-type="string">
            <text:p>Most of sections 3.0 and 4.0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DEVASC Course 3 of 3 - Second viewing</text:p>
          </table:table-cell>
          <table:table-cell office:value-type="float" office:value="2.5" calcext:value-type="float">
            <text:p>2.5</text:p>
          </table:table-cell>
          <table:table-cell table:style-name="ce35" office:value-type="string" calcext:value-type="string">
            <text:p><text:a xlink:href="https://www.pluralsight.com/courses/managing-cisco-networks-infrastructure-as-code" xlink:type="simple">Cisco Network IAC - Full Course</text:a></text:p>
          </table:table-cell>
          <table:table-cell office:value-type="string" calcext:value-type="string">
            <text:p>Most of sections 5.0 and 6.0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Final Skills Assessment</text:p>
          </table:table-cell>
          <table:table-cell table:style-name="ce17" office:value-type="float" office:value="0.25" calcext:value-type="float">
            <text:p>0.25</text:p>
          </table:table-cell>
          <table:table-cell table:style-name="ce35" office:value-type="string" calcext:value-type="string">
            <text:p><text:a xlink:href="https://app.pluralsight.com/score/skill-assessment/understanding-cisco-devnet-software-development-and-network-programmability-fundamentals/intro?context=skills#/preassessment" xlink:type="simple">Understanding DevNet/Net Prog</text:a></text:p>
          </table:table-cell>
          <table:table-cell office:value-type="string" calcext:value-type="string">
            <text:p>Subset of the blueprint</text:p>
          </table:table-cell>
          <table:table-cell table:number-columns-repeated="59"/>
        </table:table-row>
        <table:table-row table:style-name="ro3">
          <table:table-cell/>
          <table:table-cell table:style-name="ce16" office:value-type="string" calcext:value-type="string">
            <text:p>Other experiences</text:p>
          </table:table-cell>
          <table:table-cell table:style-name="ce17" office:value-type="float" office:value="0.1" calcext:value-type="float">
            <text:p>0.1</text:p>
          </table:table-cell>
          <table:table-cell table:style-name="ce35" office:value-type="string" calcext:value-type="string">
            <text:p><text:a xlink:href="http://lostintransit.se/2020/03/02/my-cisco-certified-devnet-associate-journey-by-nick-russo/" xlink:type="simple">My DEVASC Journey</text:a></text:p>
          </table:table-cell>
          <table:table-cell office:value-type="string" calcext:value-type="string">
            <text:p>None</text:p>
          </table:table-cell>
          <table:table-cell table:number-columns-repeated="59"/>
        </table:table-row>
        <table:table-row table:style-name="ro2" table:number-rows-repeated="104843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21:45:18.689938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WEEK" style:display-name="PageStyle_10WEE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Russo</meta:initial-creator>
    <meta:creation-date>2019-09-28T11:33:12</meta:creation-date>
    <dc:date>2020-05-27T23:27:52.167327090</dc:date>
    <meta:generator>LibreOffice/6.4.3.2$Linux_X86_64 LibreOffice_project/40$Build-2</meta:generator>
    <meta:editing-duration>PT1H5M39S</meta:editing-duration>
    <meta:editing-cycles>3</meta:editing-cycles>
    <meta:document-statistic meta:table-count="2" meta:cell-count="545" meta:object-count="0"/>
    <meta:user-defined meta:name="AppVersion">14.0300</meta:user-defined>
    <meta:user-defined meta:name="Company">Netori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